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ZURE Machine Learning Guide:</text:h>
      <text:p text:style-name="Standard">https://docs.microsoft.com/en-us/azure/machine-learning/team-data-science-process/cortana-analytics-playbook-predictive-mainten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2:05:26.102120045</meta:creation-date>
    <dc:date>2019-03-07T12:06:10.168895112</dc:date>
    <meta:editing-duration>PT45S</meta:editing-duration>
    <meta:editing-cycles>1</meta:editing-cycles>
    <meta:document-statistic meta:table-count="0" meta:image-count="0" meta:object-count="0" meta:page-count="1" meta:paragraph-count="2" meta:word-count="5" meta:character-count="160" meta:non-whitespace-character-count="157"/>
    <meta:generator>LibreOffice/6.1.4.2$Linux_X86_64 LibreOffice_project/10$Build-2</meta:generator>
  </office:meta>
</office:document-meta>
</file>